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normal" style:master-page-name="Standard">
      <style:paragraph-properties style:page-number="1"/>
      <style:text-properties fo:color="#c9211e" fo:font-weight="bold" style:font-weight-asian="bold" style:font-weight-complex="bold"/>
    </style:style>
    <style:style style:name="P2" style:family="paragraph" style:parent-style-name="normal" style:list-style-name="L1">
      <style:text-properties officeooo:rsid="00038ce3" officeooo:paragraph-rsid="00038ce3"/>
    </style:style>
    <style:style style:name="P3" style:family="paragraph" style:parent-style-name="normal" style:list-style-name="L1">
      <style:text-properties officeooo:rsid="0005517d" officeooo:paragraph-rsid="0005517d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mbios realizados en el proyecto!</text:p>
      <text:list xml:id="list2470780070" text:style-name="L1">
        <text:list-item>
          <text:p text:style-name="P2">Se agrego un extend, para agregar al estilo del footer.</text:p>
        </text:list-item>
        <text:list-item>
          <text:p text:style-name="P2">Se agrego un mixin en el estilo del index, en altura y ancho de la imagen.</text:p>
        </text:list-item>
        <text:list-item>
          <text:p text:style-name="P3">Se agrego sass a todas las paginas.</text:p>
        </text:list-item>
        <text:list-item>
          <text:p text:style-name="P3">Incorpore SEO a todas las paginas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8-30T20:07:39.487415172</dc:date>
    <meta:editing-duration>PT12M40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5" meta:word-count="48" meta:character-count="236" meta:non-whitespace-character-count="197"/>
  </office:meta>
</office:document-meta>
</file>